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Noto Serif" svg:font-family="'Noto Serif'" style:font-family-generic="roman"/>
    <style:font-face style:name="Arial Unicode MS" svg:font-family="'Arial Unicode MS'" style:font-family-generic="swiss"/>
    <style:font-face style:name="Noto Sans" svg:font-family="'Noto Sans'" style:font-family-generic="swiss"/>
    <style:font-face style:name="Tahoma" svg:font-family="Tahoma" style:font-family-generic="swiss"/>
    <style:font-face style:name="Noto Serif1"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Noto Sans1" svg:font-family="'Noto Sans'" style:font-adornments="Condensed" style:font-family-generic="swiss" style:font-pitch="variable"/>
    <style:font-face style:name="Noto Sans2" svg:font-family="'Noto Sans'" style:font-adornments="Condensed Bold" style:font-family-generic="swiss" style:font-pitch="variable"/>
    <style:font-face style:name="Noto Sans3" svg:font-family="'Noto Sans'" style:font-adornments="Italic"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Body_20_Text">
      <style:text-properties officeooo:paragraph-rsid="000190e5"/>
    </style:style>
    <style:style style:name="P2" style:family="paragraph" style:parent-style-name="Body_20_Text_20_First_20_Indent" style:list-style-name="L1">
      <style:text-properties officeooo:paragraph-rsid="000190e5"/>
    </style:style>
    <style:style style:name="P3" style:family="paragraph" style:parent-style-name="Heading_20_1_20_FM" style:master-page-name="FM_20_Recto">
      <style:paragraph-properties style:page-number="auto" fo:break-before="page"/>
      <style:text-properties officeooo:paragraph-rsid="000190e5"/>
    </style:style>
    <style:style style:name="P4" style:family="paragraph" style:parent-style-name="Heading_20_2_20_FBM">
      <style:text-properties officeooo:paragraph-rsid="000190e5"/>
    </style:style>
    <style:style style:name="P5" style:family="paragraph" style:parent-style-name="Heading_20_3_20_FBM">
      <style:text-properties officeooo:paragraph-rsid="000190e5"/>
    </style:style>
    <style:style style:name="P6" style:family="paragraph" style:parent-style-name="Instruction_20_Block">
      <style:text-properties officeooo:rsid="068ee06a" officeooo:paragraph-rsid="000190e5"/>
    </style:style>
    <style:style style:name="P7" style:family="paragraph" style:parent-style-name="Instruction_20_Block">
      <style:text-properties officeooo:paragraph-rsid="000190e5"/>
    </style:style>
    <style:style style:name="P8" style:family="paragraph" style:parent-style-name="Normal_20_No_20_Spell">
      <style:text-properties officeooo:paragraph-rsid="000190e5"/>
    </style:style>
    <style:style style:name="T1" style:family="text">
      <style:text-properties style:use-window-font-color="true" loext:opacity="0%" style:font-name="Noto Serif1" fo:font-size="8pt" fo:font-weight="bold" officeooo:rsid="0052eaf3" style:font-name-asian="Times New Roman1" style:font-size-asian="8pt" style:font-weight-asian="bold" style:font-name-complex="Times New Roman1" style:font-size-complex="8pt" style:font-weight-complex="bold"/>
    </style:style>
    <style:style style:name="T2" style:family="text">
      <style:text-properties style:use-window-font-color="true" loext:opacity="0%" style:font-name="Noto Serif1" fo:font-size="8pt" fo:font-weight="bold" officeooo:rsid="00e7e2c2" style:font-name-asian="Times New Roman1" style:font-size-asian="8pt" style:font-weight-asian="bold" style:font-name-complex="Times New Roman1" style:font-size-complex="8pt" style:font-weight-complex="bold"/>
    </style:style>
    <style:style style:name="T3" style:family="text">
      <style:text-properties style:use-window-font-color="true" loext:opacity="0%" style:font-name="Noto Serif1" fo:font-size="8pt" fo:font-weight="bold" officeooo:rsid="002bd896" style:font-name-asian="Times New Roman1" style:font-size-asian="8pt" style:font-weight-asian="bold" style:font-name-complex="Times New Roman1" style:font-size-complex="8pt" style:font-weight-complex="bold"/>
    </style:style>
    <style:style style:name="T4" style:family="text">
      <style:text-properties style:use-window-font-color="true" loext:opacity="0%" style:font-name="Noto Serif1" fo:font-size="8pt" officeooo:rsid="0052eaf3" style:font-name-asian="Times New Roman1" style:font-size-asian="8pt" style:font-name-complex="Times New Roman1" style:font-size-complex="8pt"/>
    </style:style>
    <style:style style:name="T5" style:family="text">
      <style:text-properties style:use-window-font-color="true" loext:opacity="0%" style:font-name="Noto Serif1" fo:font-size="8pt" officeooo:rsid="007b3a64" style:font-name-asian="Times New Roman1" style:font-size-asian="8pt" style:font-name-complex="Times New Roman1" style:font-size-complex="8pt"/>
    </style:style>
    <style:style style:name="T6" style:family="text">
      <style:text-properties style:use-window-font-color="true" loext:opacity="0%" style:font-name="Noto Serif1" fo:font-size="8pt" officeooo:rsid="00e7e2c2" style:font-name-asian="Times New Roman1" style:font-size-asian="8pt" style:font-name-complex="Times New Roman1" style:font-size-complex="8pt"/>
    </style:style>
    <style:style style:name="T7" style:family="text">
      <style:text-properties style:use-window-font-color="true" loext:opacity="0%" style:font-name="Noto Serif1" fo:font-size="8pt" officeooo:rsid="002bd896" style:font-name-asian="Times New Roman1" style:font-size-asian="8pt" style:font-name-complex="Times New Roman1" style:font-size-complex="8pt"/>
    </style:style>
    <style:style style:name="T8" style:family="text">
      <style:text-properties style:use-window-font-color="true" loext:opacity="0%" style:font-name="Noto Serif2" fo:font-size="12pt" fo:language="en" fo:country="US" officeooo:rsid="068ee06a" style:font-name-complex="Noto Serif2"/>
    </style:style>
    <style:style style:name="T9" style:family="text">
      <style:text-properties officeooo:rsid="00adff41"/>
    </style:style>
    <style:style style:name="T10" style:family="text">
      <style:text-properties officeooo:rsid="0071db31"/>
    </style:style>
    <style:style style:name="T11" style:family="text">
      <style:text-properties officeooo:rsid="00e273e4"/>
    </style:style>
    <style:style style:name="T12" style:family="text">
      <style:text-properties officeooo:rsid="0574e11b"/>
    </style:style>
    <style:style style:name="T13" style:family="text">
      <style:text-properties fo:font-style="italic" style:font-style-asian="italic" style:font-style-complex="italic"/>
    </style:style>
    <style:style style:name="T14" style:family="text">
      <style:text-properties officeooo:rsid="0090a85d"/>
    </style:style>
    <style:style style:name="T15" style:family="text">
      <style:text-properties officeooo:rsid="00be328f"/>
    </style:style>
    <style:style style:name="T16" style:family="text">
      <style:text-properties officeooo:rsid="02ee59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9">Your </text:span>Book Description</text:h>
      <text:p text:style-name="P1"><text:span text:style-name="Larger_20_Text">T</text:span>his is the single most important page of text <text:span text:style-name="T8">for</text:span> your book! <text:span text:style-name="T10">Only the cover is a more important page. </text:span></text:p>
      <text:p text:style-name="P7"><text:span text:style-name="T10">This page</text:span> should become the book description at Amazon KDP and other online book distributors. It should be written in third person, so that it appears to have been written by an unbiased expert. Amazon has a 4000 character or about <text:span text:style-name="T11">700-word</text:span> limit and allow<text:span text:style-name="T12">s</text:span> for simple HTML formatting such as bold, italics, h2, etc.</text:p>
      <text:p text:style-name="P7">Since only the first few lines are visible online before you have to click <text:span text:style-name="Emphasis">Read More</text:span><text:span text:style-name="T13"> </text:span>make th<text:span text:style-name="T12">at</text:span> <text:span text:style-name="T14">text</text:span> really <text:span text:style-name="Strong_20_Emphasis">grab</text:span> the reader’<text:span text:style-name="T15">s attention</text:span>.</text:p>
      <text:p text:style-name="P7">Whether you leave this section in your book when publishing is up to you. I keep it within the book while writing, and then save it as a separate file when publishing.</text:p>
      <text:p text:style-name="P6">The File MetaData is a good way keep track of versions, word count and page count etc.</text:p>
      <text:h text:style-name="P4" text:outline-level="2"><text:bookmark-start text:name="__RefHeading___Toc371214_3189289651"/>Publishing Metadata<text:bookmark-end text:name="__RefHeading___Toc371214_3189289651"/></text:h>
      <text:list xml:id="list214787467" text:style-name="L1">
        <text:list-item>
          <text:p text:style-name="P2">Categories:</text:p>
        </text:list-item>
        <text:list-item>
          <text:p text:style-name="P2">Keywords:</text:p>
        </text:list-item>
      </text:list>
      <text:p text:style-name="P5"><text:span text:style-name="T16">File </text:span>MetaData</text:p>
      <text:p text:style-name="P8"><text:span text:style-name="T2">File:</text:span><text:span text:style-name="T6"> </text:span><text:span text:style-name="T5"><text:s/></text:span><text:span text:style-name="T5"><text:file-name text:display="name-and-extension"/></text:span><text:span text:style-name="T5"><text:s/></text:span><text:span text:style-name="T3">Title:</text:span><text:span text:style-name="T7"> </text:span><text:span text:style-name="Emphasis"><text:span text:style-name="T7"><text:title/></text:span></text:span><text:span text:style-name="T7"><text:s/></text:span><text:span text:style-name="T3">Author:</text:span><text:span text:style-name="T7"> </text:span><text:span text:style-name="T7"><text:initial-creator>David Snow</text:initial-creator></text:span></text:p>
      <text:p text:style-name="P8"><text:span text:style-name="T1">Last Modified: </text:span><text:span text:style-name="T4"><text:s/></text:span><text:span text:style-name="T4"><text:modification-date style:data-style-name="N84">2020-11-29</text:modification-date></text:span><text:span text:style-name="T4"><text:s/></text:span><text:span text:style-name="T4"><text:modification-time style:data-style-name="N42">02:59 PM</text:modification-time></text:span><text:span text:style-name="T4"><text:s/></text:span><text:span text:style-name="T5">by </text:span><text:span text:style-name="T5"><text:creator>David Snow</text:creator></text:span><text:span text:style-name="T4"><text:s/>― </text:span><text:span text:style-name="T4"><text:word-count>172</text:word-count></text:span><text:span text:style-name="T4"><text:s/>words </text:span><text:span text:style-name="T4"><text:page-count style:num-format="1">1</text:page-count></text:span><text:span text:style-name="T4"><text:s/>pag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Noto Serif" svg:font-family="'Noto Serif'" style:font-family-generic="roman"/>
    <style:font-face style:name="Arial Unicode MS" svg:font-family="'Arial Unicode MS'" style:font-family-generic="swiss"/>
    <style:font-face style:name="Noto Sans" svg:font-family="'Noto Sans'" style:font-family-generic="swiss"/>
    <style:font-face style:name="Tahoma" svg:font-family="Tahoma" style:font-family-generic="swiss"/>
    <style:font-face style:name="Noto Serif1"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Noto Sans1" svg:font-family="'Noto Sans'" style:font-adornments="Condensed" style:font-family-generic="swiss" style:font-pitch="variable"/>
    <style:font-face style:name="Noto Sans2" svg:font-family="'Noto Sans'" style:font-adornments="Condensed Bold" style:font-family-generic="swiss" style:font-pitch="variable"/>
    <style:font-face style:name="Noto Sans3" svg:font-family="'Noto Sans'" style:font-adornments="Italic"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fo:font-size="12pt" fo:language="en" fo:country="US" style:letter-kerning="true" style:font-name-asian="Songti SC"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Songti SC" style:font-size-asian="10.5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2" fo:font-family="'Noto Serif'" style:font-style-name="Regular" style:font-family-generic="roman" style:font-pitch="variable" fo:font-size="12pt" fo:language="en" fo:country="US"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Normal_20_No_20_Spell" style:display-name="Normal No Spell" style:family="paragraph" style:parent-style-name="Normal">
      <style:text-properties fo:language="zxx" fo:country="none" style:language-complex="zxx" style:country-complex="none"/>
    </style:style>
    <style:style style:name="Heading_20_Font" style:display-name="Heading Font" style:family="paragraph">
      <style:text-properties style:font-name="Noto Sans1" fo:font-family="'Noto Sans'" style:font-style-name="Condensed" style:font-family-generic="swiss" style:font-pitch="variable" fo:language="en" fo:country="US"/>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2" fo:font-family="'Noto Sans'" style:font-style-name="Condensed Bold" style:font-family-generic="swiss" style:font-pitch="variable" fo:font-size="20pt" fo:font-style="italic" fo:font-weight="normal"/>
    </style:style>
    <style:style style:name="Body_20_Text" style:display-name="Body Text" style:family="paragraph" style:parent-style-name="Normal" style:next-style-name="Body_20_Text_20_First_20_Indent" style:master-page-name="">
      <style:paragraph-properties fo:margin-top="0in" fo:margin-bottom="0.0201in" style:contextual-spacing="false" fo:text-align="justify" style:justify-single-word="false" fo:hyphenation-ladder-count="no-limit" style:page-number="auto"/>
      <style:text-properties style:use-window-font-color="true" loext:opacity="0%" style:font-name="Noto Serif2" fo:font-family="'Noto Serif'" style:font-style-name="Regular" style:font-family-generic="roman" style:font-pitch="variable"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1" fo:font-family="'Noto Sans'" style:font-style-name="Condensed" style:font-family-generic="swiss" style:font-pitch="variable" officeooo:rsid="06882a9e"/>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Heading_20_2_20_FBM" style:display-name="Heading 2 FBM" style:family="paragraph" style:parent-style-name="Heading_20_2" style:next-style-name="Body_20_Text" style:default-outline-level="" style:list-style-nam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3_20_FBM" style:display-name="Heading 3 FBM" style:family="paragraph" style:parent-style-name="Heading_20_3" style:next-style-name="Body_20_Text" style:default-outline-level="" style:list-style-name=""/>
    <style:style style:name="Larger_20_Text" style:display-name="Larger Text" style:family="text">
      <style:text-properties style:use-window-font-color="true" loext:opacity="0%" style:font-name="Noto Serif2" fo:font-family="'Noto Serif'" style:font-style-name="Regular" style:font-family-generic="roman" style:font-pitch="variable" fo:font-size="160%" fo:language="en" fo:country="US" fo:font-weight="bold" style:font-name-complex="Noto Serif2" style:font-family-complex="'Noto Serif'" style:font-style-name-complex="Regular"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Bullet_20_Symbols" style:display-name="Bullet Symbols" style:family="text">
      <style:text-properties style:font-name="Times New Roman" fo:font-family="'Times New Roman'"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Body_20_Recto" style:display-name="Body Recto" style:page-layout-name="Mpm2"/>
    <style:master-page style:name="FM_20_Recto" style:display-name="FM Recto"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11-29T14:58:45.829334642</meta:creation-date>
    <dc:date>2020-11-29T14:59:35.666698243</dc:date>
    <dc:creator>David Snow</dc:creator>
    <meta:editing-duration>PT50S</meta:editing-duration>
    <meta:editing-cycles>1</meta:editing-cycles>
    <meta:document-statistic meta:table-count="0" meta:image-count="0" meta:object-count="0" meta:page-count="1" meta:paragraph-count="12" meta:word-count="172" meta:character-count="957" meta:non-whitespace-character-count="791"/>
    <meta:generator>LibreOffice/7.0.3.1$MacOSX_X86_64 LibreOffice_project/d7547858d014d4cf69878db179d326fc3483e082</meta:generator>
  </office:meta>
</office:document-meta>
</file>